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20 Feb. 2026</text:span></text:p>
      <text:p text:style-name="Normal"/>
      <text:p text:style-name="Normal">Over and over, I repeated a single word in whisper: “...Cold.”</text:p>
      <text:p text:style-name="Normal">It was so cold I couldn’t think straight.</text:p>
      <text:p text:style-name="Normal"/>
      <text:p text:style-name="Normal">I focused my attention on whispering, making me eventually forget about the feeling.</text:p>
      <text:p text:style-name="Normal"/>
      <text:p text:style-name="Normal">My lantern was long extinguished by the devastating winter winds, and I threw it away.</text:p>
      <text:p text:style-name="Normal">I was trudging not knowing whether I will arrive, or where I will arrive.</text:p>
      <text:p text:style-name="Normal"/>
      <text:p text:style-name="Normal">It was dark. I couldn’t see anything.</text:p>
      <text:p text:style-name="Normal"/>
      <text:p text:style-name="Normal">Soon, a subtle ray of light pierced through the skies and darkness, falling on my face.</text:p>
      <text:p text:style-name="Normal"/>
      <text:p text:style-name="Normal">I was getting faster. Slightly, I smiled.</text:p>
      <text:p text:style-name="Normal"/>
      <text:p text:style-name="Normal">The light illuminated everything around, and soon, I could see.</text:p>
      <text:p text:style-name="Normal"/>
      <text:p text:style-name="Normal">A feeling of familiarity with the surroundings came over me. I thought I could recognize where I was, although I wouldn’t remember where I was exactly.</text:p>
      <text:p text:style-name="Normal"/>
      <text:p text:style-name="Normal">I didn’t know if I was being correct, or it’s all just déjà vu, but I felt relieved anyway.</text:p>
      <text:p text:style-name="Normal"/>
      <text:p text:style-name="Normal">My breathing was now faster, too.</text:p>
      <text:p text:style-name="Normal"/>
      <text:p text:style-name="Normal">The looming sunlight was bright... So bright my eyes began to hurt. And I couldn’t close them.</text:p>
      <text:p text:style-name="Normal">At some point, I ran instead of hustling. I didn’t feel as tired anymore. My body was as light as never.</text:p>
      <text:p text:style-name="Normal"/>
      <text:p text:style-name="Normal">The light was growing stronger. From my eyes, tears were flowing down cheeks.</text:p>
      <text:p text:style-name="Normal"/>
      <text:p text:style-name="Normal">The light was growing stronger. By now, the world was as though filled with red... I wondered if it was blood.</text:p>
      <text:p text:style-name="Normal"/>
      <text:p text:style-name="Normal">And the light was growing stronger.</text:p>
      <text:p text:style-name="Normal"/>
      <text:p text:style-name="Normal">And as the light was too strong for a human being to endure, there was nothing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